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309">
            <text:p>SRR-2309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5">
            <text:p>-1.5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I-7997">
            <text:p>I-7997</text:p>
          </table:table-cell>
          <table:table-cell office:value-type="float" office:value="52.2">
            <text:p>52.2</text:p>
          </table:table-cell>
          <table:table-cell office:value-type="float" office:value="-6.35">
            <text:p>-6.35</text:p>
          </table:table-cell>
          <table:table-cell office:value-type="float" office:value="4185.0">
            <text:p>418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7,ShennanEtal2018">
            <text:p>Mitchell1977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1">
            <text:p>Q-276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385.0">
            <text:p>5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7">
            <text:p>-3.77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SRR-2023">
            <text:p>SRR-2023</text:p>
          </table:table-cell>
          <table:table-cell office:value-type="float" office:value="52.18">
            <text:p>52.18</text:p>
          </table:table-cell>
          <table:table-cell office:value-type="float" office:value="-6.37">
            <text:p>-6.37</text:p>
          </table:table-cell>
          <table:table-cell office:value-type="float" office:value="2310.0">
            <text:p>2310.0</text:p>
          </table:table-cell>
          <table:table-cell office:value-type="float" office:value="60.0">
            <text:p>6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7">
            <text:p>0.6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aloney1985,ShennanEtal2018">
            <text:p>Maloney1985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3">
            <text:p>Q-2763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150.0">
            <text:p>515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6">
            <text:p>Q-2766</text:p>
          </table:table-cell>
          <table:table-cell office:value-type="float" office:value="52.36">
            <text:p>52.36</text:p>
          </table:table-cell>
          <table:table-cell office:value-type="float" office:value="-6.38">
            <text:p>-6.38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D-119">
            <text:p>D-119</text:p>
          </table:table-cell>
          <table:table-cell office:value-type="float" office:value="52.19">
            <text:p>52.19</text:p>
          </table:table-cell>
          <table:table-cell office:value-type="float" office:value="-6.83">
            <text:p>-6.83</text:p>
          </table:table-cell>
          <table:table-cell office:value-type="float" office:value="4030.0">
            <text:p>403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resser1980,ShennanEtal2018">
            <text:p>Dresser1980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62">
            <text:p>Q-2762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5225.0">
            <text:p>5225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9">
            <text:p>Q-2869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772">
            <text:p>Q-2772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1980.0">
            <text:p>19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8">
            <text:p>Q-2868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35.0">
            <text:p>583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7">
            <text:p>Q-2867</text:p>
          </table:table-cell>
          <table:table-cell office:value-type="float" office:value="52.36">
            <text:p>52.36</text:p>
          </table:table-cell>
          <table:table-cell office:value-type="float" office:value="-6.42">
            <text:p>-6.42</text:p>
          </table:table-cell>
          <table:table-cell office:value-type="float" office:value="6450.0">
            <text:p>645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1">
            <text:p>-7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1">
            <text:p>Q-2871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130.0">
            <text:p>613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3">
            <text:p>-6.3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66">
            <text:p>Q-2866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6">
            <text:p>-5.16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80">
            <text:p>Q-2880</text:p>
          </table:table-cell>
          <table:table-cell office:value-type="float" office:value="52.52">
            <text:p>52.52</text:p>
          </table:table-cell>
          <table:table-cell office:value-type="float" office:value="-6.23">
            <text:p>-6.23</text:p>
          </table:table-cell>
          <table:table-cell office:value-type="float" office:value="5290.0">
            <text:p>529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Sinnott1999,ShennanEtal2018">
            <text:p>Sinnott1999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UB-2429">
            <text:p>UB-2429</text:p>
          </table:table-cell>
          <table:table-cell office:value-type="float" office:value="52.19">
            <text:p>52.19</text:p>
          </table:table-cell>
          <table:table-cell office:value-type="float" office:value="-6.39">
            <text:p>-6.39</text:p>
          </table:table-cell>
          <table:table-cell office:value-type="float" office:value="4900.0">
            <text:p>490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CarterOrford1982,ShennanEtal2018">
            <text:p>CarterOrford1982,ShennanEtal2018</text:p>
          </table:table-cell>
        </table:table-row>
        <table:table-row>
          <table:table-cell office:value-type="string" office:value="Wexford">
            <text:p>Wexford</text:p>
          </table:table-cell>
          <table:table-cell office:value-type="string" office:value="radiocarbon">
            <text:p>radiocarbon</text:p>
          </table:table-cell>
          <table:table-cell office:value-type="string" office:value="Q-2870">
            <text:p>Q-2870</text:p>
          </table:table-cell>
          <table:table-cell office:value-type="float" office:value="52.36">
            <text:p>52.36</text:p>
          </table:table-cell>
          <table:table-cell office:value-type="float" office:value="-6.4">
            <text:p>-6.4</text:p>
          </table:table-cell>
          <table:table-cell office:value-type="float" office:value="6010.0">
            <text:p>6010.0</text:p>
          </table:table-cell>
          <table:table-cell office:value-type="float" office:value="50.0">
            <text:p>5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Sinnott1999,ShennanEtal2018">
            <text:p>Sinnott199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